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7f76" officeooo:paragraph-rsid="00007f76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07f76" officeooo:paragraph-rsid="00007f7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7f76" officeooo:paragraph-rsid="00007f76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07f76" officeooo:paragraph-rsid="00007f76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dée Pour Diapo/Présentation</text:p>
      <text:p text:style-name="P1"/>
      <text:p text:style-name="P2"/>
      <text:p text:style-name="P4">I. Introduction</text:p>
      <text:p text:style-name="P4"/>
      <text:p text:style-name="P4">II. Modélisation de la Foule</text:p>
      <text:p text:style-name="P4"/>
      <text:p text:style-name="P4">III. Optimisation du Bâtiment</text:p>
      <text:p text:style-name="P4"/>
      <text:p text:style-name="P4">IV. Influence des paramètres du bâtiment sur celui trouvé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16:26:31.338000000</meta:creation-date>
    <dc:date>2022-06-21T16:28:02.976000000</dc:date>
    <meta:editing-duration>PT1M32S</meta:editing-duration>
    <meta:editing-cycles>1</meta:editing-cycles>
    <meta:document-statistic meta:table-count="0" meta:image-count="0" meta:object-count="0" meta:page-count="1" meta:paragraph-count="5" meta:word-count="23" meta:character-count="157" meta:non-whitespace-character-count="139"/>
    <meta:generator>LibreOffice/7.3.3.2$Windows_X86_64 LibreOffice_project/d1d0ea68f081ee2800a922cac8f79445e4603348</meta:generator>
  </office:meta>
</office:document-meta>
</file>